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00000" fo:font-size="28pt" style:text-underline-style="solid" style:text-underline-width="auto" style:text-underline-color="font-color" fo:font-weight="bold" officeooo:rsid="001de12b" officeooo:paragraph-rsid="001de12b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de12b" officeooo:paragraph-rsid="001de12b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fb7f4" officeooo:paragraph-rsid="001fb7f4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20bc47" officeooo:paragraph-rsid="0020bc47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2236d5" officeooo:paragraph-rsid="002236d5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228b53" officeooo:paragraph-rsid="002236d5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228b53" officeooo:paragraph-rsid="00228b53" style:font-size-asian="12.25pt" style:font-weight-asian="normal" style:font-size-complex="14pt" style:font-weight-complex="normal"/>
    </style:style>
    <style:style style:name="T1" style:family="text">
      <style:text-properties officeooo:rsid="002236d5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DE JS </text:p>
      <text:p text:style-name="P1"/>
      <text:p text:style-name="P2">Require : importer les modules externes</text:p>
      <text:p text:style-name="P2"/>
      <text:p text:style-name="P3">Express :</text:p>
      <text:p text:style-name="P3">Twig : templating (on met du html dedans)</text:p>
      <text:p text:style-name="P3"/>
      <text:p text:style-name="P4">Nodemon : permet l'automatisation des changements en back <text:span text:style-name="T1">en js </text:span>sans relancer constamment </text:p>
      <text:p text:style-name="P4"/>
      <text:p text:style-name="P5">Restart twig : Sur le terminal, mettre rs(restart), pour le js, nodemon suffit</text:p>
      <text:p text:style-name="P6"/>
      <text:p text:style-name="P6"/>
      <text:p text:style-name="P6"><text:span text:style-name="T2">DOCUMENTS :</text:span> </text:p>
      <text:p text:style-name="P7"/>
      <text:p text:style-name="P7">http://expressjs.com/en/4x/api.html</text:p>
      <text:p text:style-name="P7">https://twig.symfony.com/doc/2.x/templates.html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0:42:54.172319118</meta:creation-date>
    <dc:date>2018-01-29T14:32:16.059631481</dc:date>
    <meta:editing-duration>PT3H48M8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9" meta:word-count="48" meta:character-count="359" meta:non-whitespace-character-count="317"/>
  </office:meta>
</office:document-meta>
</file>